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 svg:font-family="Arial" style:font-family-generic="swiss"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Základný_20_text_20__28_3_29_" style:master-page-name="">
      <style:paragraph-properties fo:margin-left="0cm" fo:margin-right="0cm" fo:line-height="150%" fo:text-align="start" style:justify-single-word="false" fo:text-indent="0cm" style:auto-text-indent="false" style:page-number="auto" style:writing-mode="page"/>
    </style:style>
    <style:style style:name="P3" style:family="paragraph" style:parent-style-name="Základný_20_text_20__28_3_29_" style:master-page-name="PageStyle0">
      <style:paragraph-properties fo:margin-left="0cm" fo:margin-right="0cm" fo:line-height="150%" fo:text-align="start" style:justify-single-word="false" fo:text-indent="0cm" style:auto-text-indent="false" style:page-number="auto" style:writing-mode="page"/>
    </style:style>
    <style:style style:name="P4"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6" style:family="paragraph" style:parent-style-name="Základný_20_text">
      <style:paragraph-properties fo:margin-left="0cm" fo:margin-right="0cm" fo:line-height="150%" fo:text-align="start" style:justify-single-word="false" fo:text-indent="0cm" style:auto-text-indent="false" style:writing-mode="page"/>
    </style:style>
    <style:style style:name="P7"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9" style:family="paragraph" style:parent-style-name="Základný_20_text">
      <style:paragraph-properties fo:margin-left="0cm" fo:margin-right="0cm" fo:line-height="150%" fo:text-align="start" style:justify-single-word="false" fo:text-indent="0.635cm" style:auto-text-indent="false" style:writing-mode="page"/>
    </style:style>
    <style:style style:name="P10"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11"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2"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3"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4"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5"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6"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7"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8" style:family="paragraph" style:parent-style-name="Záhlavie_20__23_3" style:list-style-name="">
      <style:paragraph-properties fo:margin-left="0cm" fo:margin-right="0cm" fo:line-height="150%" fo:text-align="start" style:justify-single-word="false" fo:text-indent="0cm" style:auto-text-indent="false" style:writing-mode="page"/>
    </style:style>
    <style:style style:name="P19" style:family="paragraph" style:parent-style-name="Záhlavie_20__23_3" style:master-page-name="">
      <style:paragraph-properties fo:margin-left="0cm" fo:margin-right="0cm" fo:line-height="150%" fo:text-align="start" style:justify-single-word="false" fo:text-indent="0.635cm" style:auto-text-indent="false" style:page-number="auto" style:writing-mode="page"/>
    </style:style>
    <style:style style:name="P20" style:family="paragraph" style:parent-style-name="Záhlavie_20__23_3" style:list-style-name="">
      <style:paragraph-properties fo:margin-left="0cm" fo:margin-right="0cm" fo:line-height="150%" fo:text-align="start" style:justify-single-word="false" fo:text-indent="0.635cm" style:auto-text-indent="false" style:writing-mode="page"/>
    </style:style>
    <style:style style:name="P21"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T1" style:family="text">
      <style:text-properties fo:color="#000000" style:text-position="25% 58%" style:font-name="Arial" fo:font-size="14pt" fo:background-color="#80ffff" loext:char-shading-value="0" style:font-size-asian="14pt" style:font-size-complex="14pt"/>
    </style:style>
    <style:style style:name="T2" style:family="text">
      <style:text-properties fo:color="#000000" style:text-position="25% 58%" style:font-name="Arial" fo:font-size="14pt" style:font-size-asian="14pt" style:font-size-complex="14pt"/>
    </style:style>
    <style:style style:name="T3" style:family="text">
      <style:text-properties fo:color="#000000" style:font-name="Arial" fo:font-size="14pt" fo:background-color="#80ffff" loext:char-shading-value="0" style:font-size-asian="14pt" style:font-size-complex="14pt"/>
    </style:style>
    <style:style style:name="T4" style:family="text">
      <style:text-properties fo:color="#000000" style:font-name="Arial" fo:font-size="14pt" officeooo:rsid="0006f773" fo:background-color="#80ffff" loext:char-shading-value="0" style:font-size-asian="14pt" style:font-size-complex="14pt"/>
    </style:style>
    <style:style style:name="T5" style:family="text">
      <style:text-properties fo:color="#000000" style:font-name="Arial" fo:font-size="14pt" officeooo:rsid="0006fe15" fo:background-color="#80ffff" loext:char-shading-value="0" style:font-size-asian="14pt" style:font-size-complex="14pt"/>
    </style:style>
    <style:style style:name="T6" style:family="text">
      <style:text-properties style:font-name="Arial" fo:font-size="14pt" style:font-size-asian="14pt" style:font-size-complex="14pt"/>
    </style:style>
    <style:style style:name="T7" style:family="text">
      <style:text-properties style:font-name="Arial" fo:font-size="14pt" officeooo:rsid="0006fe15" style:font-size-asian="14pt" style:font-size-complex="14pt"/>
    </style:style>
    <style:style style:name="Sect1" style:family="section">
      <style:section-properties fo:margin-left="0.635cm" fo:margin-right="1.86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3"><text:span text:style-name="CharStyle6"><text:span text:style-name="T6">Ústredný výbor KSS</text:span></text:span></text:p>
        <text:p text:style-name="P2"><text:span text:style-name="CharStyle6"><text:span text:style-name="T6">Za spokojnú dedinu, za rozkvet národa a Republiky</text:span></text:span></text:p>
        <text:p text:style-name="P4"><text:span text:style-name="CharStyle12"><text:span text:style-name="T6">Osnova volebného referátu pre dediny</text:span></text:span></text:p>
        <text:p text:style-name="P4"><text:span text:style-name="CharStyle17"><text:span text:style-name="T6"/></text:span></text:p>
        <text:h text:style-name="P11" text:outline-level="3"><text:span text:style-name="CharStyle23"><text:span text:style-name="T4">Ľu</text:span></text:span><text:bookmark-start text:name="bookmark4"/><text:span text:style-name="CharStyle23"><text:span text:style-name="T6">d ide do volieb jednotne.</text:span></text:span><text:bookmark-end text:name="bookmark4"/></text:h>
        <text:p text:style-name="P8"><text:span text:style-name="CharStyle11"><text:span text:style-name="T6"/></text:span></text:p>
        <text:p text:style-name="P9"><text:span text:style-name="CharStyle11"><text:span text:style-name="T6">Dnešné naše shromaždenie nemožno nijako prirovnať k niekdajším predvolebným schôdz­kam</text:span></text:span><text:span text:style-name="CharStyle11"><text:span text:style-name="T3">.</text:span></text:span><text:span text:style-name="CharStyle11"><text:span text:style-name="T6"> Dnes niet zúrivých štvan</text:span></text:span><text:span text:style-name="CharStyle11"><text:span text:style-name="T4">íc</text:span></text:span><text:span text:style-name="CharStyle11"><text:span text:style-name="T6">, osočovania, rozbrojov, ktoré nasto</text:span></text:span><text:span text:style-name="CharStyle11"><text:span text:style-name="T4">l</text:span></text:span><text:span text:style-name="CharStyle11"><text:span text:style-name="T6">ovali a vyvolávali pan­skí zpiatočníci, lebo pre svoje čierne zámery po­trebovali národ roztrieštený, rozoštvaný. Na uliciach sa povaľovaly tony rotačného papiera v státisícových hodnotách. Panské stra</text:span></text:span><text:span text:style-name="CharStyle11"><text:span text:style-name="T3">n</text:span></text:span><text:span text:style-name="CharStyle11"><text:span text:style-name="T4">y</text:span></text:span><text:span text:style-name="CharStyle11"><text:span text:style-name="T6"> s</text:span></text:span><text:span text:style-name="CharStyle11"><text:span text:style-name="T3">ľ</text:span></text:span><text:span text:style-name="CharStyle11"><text:span text:style-name="T6">ubovaly voličom hory-doly, aby sa pomocou hla­sov robotníkov a roľníkov dostali k moci zá­stupcovia fabrikantov, veľkostatkárov, banká­rov. A my všetci dobre vieme, ako potom zne­užívali svoje ministerské a poslanecké miesta, na ktoré ich vyslal dôverčivý ľud. Pracujúci ná­rod im dal moc a oni potom vládli proti nemu. Oni, ľudom zvolení poslanci ochraňovali starý nespravodlivý poriadok a okrádali pracujúceho človeka aj o tie najzákladnejšie občianske prá­va.</text:span></text:span></text:p>
        <text:p text:style-name="P8"><text:span text:style-name="CharStyle11"><text:span text:style-name="T6">Dnes, keď po dobrých februárových preme­nách, po zlomení panskej zpiatočníckej moci, ideme do volieb svorní a sjednotení, aby sme naše ľudové víťazstvo upevnili, musíme si spo­menúť aj tie neblahé časy vladárenia agrár­nych a panských hlaváčov. Musíme si povedať,</text:span></text:span><text:span text:style-name="CharStyle27"><text:span text:style-name="T6"> </text:span></text:span><text:span text:style-name="CharStyle29"><text:span text:style-name="T6">ako zariaďovali a spravovali štátne veci oni a čo sa vykonáva teraz. Porovnávajme.</text:span></text:span></text:p>
        <text:p text:style-name="P10"><text:span text:style-name="CharStyle15"><text:span text:style-name="T6"/></text:span></text:p>
        <text:h text:style-name="P11" text:outline-level="3"><text:span text:style-name="CharStyle23"><text:span text:style-name="T4">Č</text:span></text:span><text:bookmark-start text:name="bookmark6"/><text:span text:style-name="CharStyle23"><text:span text:style-name="T3">í</text:span></text:span><text:span text:style-name="CharStyle23"><text:span text:style-name="T6">m </text:span></text:span><text:span text:style-name="CharStyle22"><text:span text:style-name="T6">trpel roľník po zrušení poddanstva.</text:span></text:span><text:bookmark-end text:name="bookmark6"/></text:h>
        <text:p text:style-name="P8"><text:span text:style-name="CharStyle11"><text:span text:style-name="T6"/></text:span></text:p>
        <text:p text:style-name="P9"><text:span text:style-name="CharStyle11"><text:span text:style-name="T6">Toho roku slávime storočnicu zrušenia pod­danstva. Práve pred sto rokmi pod tlakom ľu­du bol nútený uhorský snem vyniesť rad záko­nov, ktoré z úbohého, derešovaného a utláča­ného nevoľníka urobily slobodného človeka</text:span></text:span><text:span text:style-name="CharStyle11"><text:span text:style-name="T3">.</text:span></text:span><text:span text:style-name="CharStyle11"><text:span text:style-name="T6"> No, šľachtica a zemepána vystriedali noví páni, mo­derní veľkostatkári, fabrikanti, bankári, akcio­nári a rozliční iní kapitalisti, ktorí mali poruke dosť prostriedkov, aby takzvaného slobodného roľníka bili aj bez dereša. Je pravda, že roľník mal aspoň koľko-toľko vlastnej zeme, ale čo to bolo proti tým obrovským veľkostatkom a les­ným hospodárstvam, ktoré ostaly v rukách a vlastníctve panske</text:span></text:span><text:span text:style-name="CharStyle11"><text:span text:style-name="T3">j</text:span></text:span><text:span text:style-name="CharStyle11"><text:span text:style-name="T6"> triedy. Zem patrila </text:span></text:span><text:soft-page-break/><text:span text:style-name="CharStyle11"><text:span text:style-name="T6">cudzie­mu veľkostatkárovi, ale pracoval na nej slo­venský bíreš, želiar alebo drobný živoriaci roľ­ník. Po roku 1848 platili dane aj zemepáni, ale daňové ťarchy najviac doliehaly na malého ro­botného človeka. On pracoval drel, ale z jeho mozoľov ľahko a po pansky žili kapitalistickí koristníci. Veľkostatkári a fabrikanti bohatli a roľníci čím ďalej, tým viac upadali do dlžôb. Na slovenskej zemi pelešili sa nemeckí baróni a maďarskí grófi, ale tisíce pracovitých Slovákov odchádzalo za chlebom do cudziny, lebo panský, protiľudový režim im nedal prácu, neumožnil im slušný život. Tak to bolo za Uhorska, ale nezmenilo sa mnoho ani po roku 1918. Krátko po utvorení Československej republiky chopili sa moci opäť kapitalisti, tentoraz bolo medzi nimi viac českých </text:span></text:span><text:span text:style-name="CharStyle11"><text:span text:style-name="T3">a</text:span></text:span><text:span text:style-name="CharStyle11"><text:span text:style-name="T6"> slovenských, ale aj tí spo­ločne </text:span></text:span><text:span text:style-name="CharStyle11"><text:span text:style-name="T3">s</text:span></text:span><text:span text:style-name="CharStyle11"><text:span text:style-name="T6"> nemeckými a maďarskými finančníkmi postupne okypťovali demokratické práva</text:span></text:span><text:span text:style-name="CharStyle11"><text:span text:style-name="T3">,</text:span></text:span><text:span text:style-name="CharStyle11"><text:span text:style-name="T6"> pra­cujúceho občana Republiky.</text:span></text:span></text:p>
        <text:p text:style-name="P21"><text:span text:style-name="CharStyle30"><text:span text:style-name="T6"/></text:span></text:p>
        <text:h text:style-name="P11" text:outline-level="3"><text:bookmark-start text:name="bookmark8"/><text:span text:style-name="CharStyle22"><text:span text:style-name="T6">Pozemková reforma, odšvindľovaná vodcami agrárnej strany.</text:span></text:span><text:bookmark-end text:name="bookmark8"/></text:h>
        <text:p text:style-name="P8"><text:span text:style-name="CharStyle11"><text:span text:style-name="T6"/></text:span></text:p>
        <text:p text:style-name="P9"><text:span text:style-name="CharStyle11"><text:span text:style-name="T6">Agrárna strana, ktorá o </text:span></text:span><text:span text:style-name="CharStyle29"><text:span text:style-name="T6">sebe </text:span></text:span><text:span text:style-name="CharStyle11"><text:span text:style-name="T6">vyhlasovala, </text:span></text:span><text:span text:style-name="CharStyle29"><text:span text:style-name="T6">že </text:span></text:span><text:span text:style-name="CharStyle11"><text:span text:style-name="T6">len ona môže menom </text:span></text:span><text:span text:style-name="CharStyle29"><text:span text:style-name="T6">roľníctva </text:span></text:span><text:span text:style-name="CharStyle11"><text:span text:style-name="T6">hovoriť, </text:span></text:span><text:span text:style-name="CharStyle29"><text:span text:style-name="T3">z</text:span></text:span><text:span text:style-name="CharStyle29"><text:span text:style-name="T6">ra­</text:span></text:span><text:span text:style-name="CharStyle11"><text:span text:style-name="T6">dila roľníctvo aj v takej závažnej veci, ako </text:span></text:span><text:span text:style-name="CharStyle29"><text:span text:style-name="T6">je </text:span></text:span><text:span text:style-name="CharStyle11"><text:span text:style-name="T6">pozemková reforma, delenie panskej, grófskej a veľkostatkárskej zeme. Boli </text:span></text:span><text:span text:style-name="CharStyle29"><text:span text:style-name="T6">to </text:span></text:span><text:span text:style-name="CharStyle11"><text:span text:style-name="T6">práve takzva­ní roľnícki vodcovia, panskí hlaváči agrárnej strany, ktorí protizákonne okrádali roľníctvo o státisíce hektárov zeme. Veď na Slovensku uniklo zpo</text:span></text:span><text:span text:style-name="CharStyle11"><text:span text:style-name="T5">d</text:span></text:span><text:span text:style-name="CharStyle11"><text:span text:style-name="T6"> záboru vyše polovice pôdy, a „dobroprajní“ predáci agrárnej strany nezabúdali na seba, na svojich pomáhačov a poskokov a vytvorili nám v Republike kastu politických zbohatlíkov — zvyškových statkárov. Teda nielenže nedopustili rozdeliť mnohé veľkostat­ky, ktoré podľa zákona pod zábor patrily, ale siahli aj na tú zabratú zem, čo mala byť roz­delená medzi pracujúce roľníctvo. Tak usku­točnili pozemkovú reformu o</text:span></text:span><text:span text:style-name="CharStyle32"><text:span text:style-name="T3">n</text:span></text:span><text:span text:style-name="CharStyle32"><text:span text:style-name="T6">i</text:span></text:span><text:span text:style-name="CharStyle32"><text:span text:style-name="T3">!</text:span></text:span></text:p>
        <text:p text:style-name="P8"><text:span text:style-name="CharStyle11"><text:span text:style-name="T6">Títo páni sa tĺkli do pŕs pálenou tehlou, že len oni a ich samospasiteľná agrárna strana má čo hovoriť do roľníckych vecí. A veru aj hovorili. Pozrime sa, ako zariadili dane.</text:span></text:span></text:p>
        <text:p text:style-name="P10"><text:span text:style-name="CharStyle15"><text:span text:style-name="T6"/></text:span></text:p>
        <text:h text:style-name="P11" text:outline-level="3"><text:bookmark-start text:name="bookmark10"/><text:span text:style-name="CharStyle22"><text:span text:style-name="T6">Kapitalisti a veľkostatkári — nepriatelia roľníkov.</text:span></text:span><text:bookmark-end text:name="bookmark10"/></text:h>
        <text:p text:style-name="P8"><text:span text:style-name="CharStyle29"><text:span text:style-name="T6"/></text:span></text:p>
        <text:p text:style-name="P9"><text:span text:style-name="CharStyle29"><text:span text:style-name="T6">Štát, vedený kapitalistami a veľkostatkár­mi, daňové bremená prevalil na drobných po­platníkov, avšak kapitalistom, ako bol Baťa, veľkodušne odpisoval a </text:span></text:span><text:soft-page-break/><text:span text:style-name="CharStyle29"><text:span text:style-name="T6">odpúšťal miliónové da­ňové nedoplatky. Z halierov a korún robotného </text:span></text:span><text:span text:style-name="CharStyle29"><text:span text:style-name="T7">č</text:span></text:span><text:span text:style-name="CharStyle29"><text:span text:style-name="T6">loveka kapitalistický režim podporoval kra­chujúce fabriky a úžernícke banky hrabivých súkromníkov. A je to celkom pochopiteľné, veď poslanci mali politickú moc a využívali ju pre</text:span></text:span><text:span text:style-name="CharStyle24"><text:span text:style-name="T6"> </text:span></text:span><text:span text:style-name="CharStyle11"><text:span text:style-name="T6">seba v svoj prospech, lebo </text:span></text:span><text:span text:style-name="CharStyle29"><text:span text:style-name="T6">oni </text:span></text:span><text:span text:style-name="CharStyle11"><text:span text:style-name="T6">boli súčasne aj akcionármi a podielnikmi vo veľkých fabrikách, bankách a veľkoobchod</text:span></text:span><text:span text:style-name="CharStyle11"><text:span text:style-name="T3">ov</text:span></text:span><text:span text:style-name="CharStyle11"><text:span text:style-name="T6">ých spoločnostiach.</text:span></text:span></text:p>
        <text:p text:style-name="P8"><text:span text:style-name="CharStyle11"><text:span text:style-name="T6">S bankami mali roľníci smutné skúsenosti. Úver nebol pomocníkom v malom podnikaní, lebo drobný človek sa uchádzal o „pomoc“ v pe­ňažnom ústave iba vtedy, keď skutočne, musel, a veru, nejeden chudák na to doplatil. Úžerníc­ke banky žiadaly vysoké úroky; keď nebolo z čoho splácať, išiel majetok na bubon. Exekú­tor, občas za asistencie žandárov, bol častým hosťom na dedinách. 100.00</text:span></text:span><text:span text:style-name="CharStyle11"><text:span text:style-name="T3">0</text:span></text:span><text:span text:style-name="CharStyle11"><text:span text:style-name="T6"> roľníckych hospodárstiev (pritom aj chalupy drobných živ­nostníkov a remeselníkov) prišlo v krízových rokoch na bubon len preto, že za nemožných životných podmienok drobný </text:span></text:span><text:span text:style-name="CharStyle11"><text:span text:style-name="T7">č</text:span></text:span><text:span text:style-name="CharStyle11"><text:span text:style-name="T6">lovek nevládal zaplatiť štátne dane alebo úžerníckej banke dlh. Keď sa roľníci proti tomuto násiliu bránili</text:span></text:span><text:span text:style-name="CharStyle11"><text:span text:style-name="T3">,</text:span></text:span><text:span text:style-name="CharStyle11"><text:span text:style-name="T6"> a</text:span></text:span><text:span text:style-name="CharStyle11"><text:span text:style-name="T3">g</text:span></text:span><text:span text:style-name="CharStyle11"><text:span text:style-name="T6">rá</text:span></text:span><text:span text:style-name="CharStyle11"><text:span text:style-name="T7">rn</text:span></text:span><text:span text:style-name="CharStyle11"><text:span text:style-name="T6">ický minister Če</text:span></text:span><text:span text:style-name="CharStyle11"><text:span text:style-name="T7">rn</text:span></text:span><text:span text:style-name="CharStyle11"><text:span text:style-name="T6">ý dal do nich strieľať, ako napríkad na Horehroní. Nebol o nič lepší ani minister Slávik, ktorý tiež posielal svojich četníkov na protestujúcich roľníkov a demon­štrujúcich robotníkov. Je to ten istý Dr. Slávik,</text:span></text:span><text:span text:style-name="CharStyle11"><text:span text:style-name="T3"> </text:span></text:span><text:span text:style-name="CharStyle11"><text:span text:style-name="T6">čo zradil našu republiku po februárových uda­lostiach a teraz kydá špinu na náš ľudovode­mokratický režim a nové protipanské poriadky.</text:span></text:span></text:p>
        <text:p text:style-name="P8"><text:span text:style-name="CharStyle11"><text:span text:style-name="T6">Kapitalistickí koristníci tak svierali a sužo­vali nášho pracujúceho roľníka, že nemohol zveľaďovať svoje hospodárstvo, na komasáciu, melioráciu alebo zakúpenie strojov máloktorý pomýšľal. Robotník, prepustený z továrne, hla­doval a roľník nemohol odpredať svoje výrob­ky.</text:span></text:span></text:p>
        <text:p text:style-name="P8"><text:span text:style-name="CharStyle11"><text:span text:style-name="T6">Tak to vyzeralo vtedy, keď hospodársku a politickú moc mali kapitalisti, veľkostatkári a ich prisluhovači. Hospodárili pre seba a vládli proti robotníkom práve tak, ako proti roľní­kom a ostatným pracujúcim vrstvám sloven­ského i českého národa. Veľkostatkári, fabrikanti a bankári mali spoločný záujem udržať v područí pracujúci ľud a snažili sa ho pomo­cou falošných sľubov a hesiel rozoštvať a po­staviť proti sebe. Roľník nemal vidieť, že jeho nepriateľom nie je robotník, ale veľkostatkár a robotníka zase huckali proti roľníkom.</text:span></text:span></text:p>
        <text:h text:style-name="P19" text:outline-level="3"><text:span text:style-name="CharStyle23"><text:span text:style-name="T6"/></text:span></text:h>
        <text:h text:style-name="P20" text:outline-level="3"><text:bookmark-start text:name="bookmark12"/><text:span text:style-name="CharStyle23"><text:span text:style-name="T6">Ľudová demokracia odstraňuje staré krivdy.</text:span></text:span><text:bookmark-end text:name="bookmark12"/></text:h>
        <text:p text:style-name="P8"><text:span text:style-name="CharStyle11"><text:span text:style-name="T6"/></text:span></text:p>
        <text:p text:style-name="P9"><text:span text:style-name="CharStyle11"><text:span text:style-name="T6">V </text:span></text:span><text:span text:style-name="CharStyle11"><text:span text:style-name="T3">o</text:span></text:span><text:span text:style-name="CharStyle11"><text:span text:style-name="T6">sudových chvíľach, keď sa rozhodovalo o jestvovaní </text:span></text:span><text:span text:style-name="CharStyle11"><text:span text:style-name="T5">Č</text:span></text:span><text:span text:style-name="CharStyle11"><text:span text:style-name="T6">s. republiky, veľká časť </text:span></text:span><text:soft-page-break/><text:span text:style-name="CharStyle11"><text:span text:style-name="T6">kapita­listov a veľkostatkárov zradila a postavila sa po boku nášho odvekého nepriateľa proti vlast­nému národu. Táto veľká vina nemohla byť ka­pitalistom a zradným veľkostatkárom odpuste­ná a po oslobodení začal náš ľudovládny režim pod vedením komunistu, ministra pôdohospo­dárstva </text:span></text:span><text:span text:style-name="CharStyle11"><text:span text:style-name="T3">Ď</text:span></text:span><text:span text:style-name="CharStyle11"><text:span text:style-name="T6">uriša odstraňovať staré krivdy roľní­kov.</text:span></text:span></text:p>
        <text:p text:style-name="P8"><text:span text:style-name="CharStyle11"><text:span text:style-name="T6">Vďaka tomu, že kapitalisti a veľkostatkári u nás už nevládnu, ale pracujúci ľud spravuje sám svoje osudy, vďaka tomu, že na čele vlády sú u nás komunisti, zmenila sa u nás úplne i roľnícka politika.</text:span></text:span></text:p>
        <text:p text:style-name="P8"><text:span text:style-name="CharStyle11"><text:span text:style-name="T6">Gottwaldova vláda s ministrom pôdohosp. Ďurišom stará sa teraz o to, aby mali roľníci dostatok pôdy, aby vo svojej práci mohli sa opierať o dobré roľnícke zákony a aby boli so­ciálne zabezpečení aspoň tak, ako sú robotníci a ostatní zamestnanci. V tomto smere urobila vláda už významný krok, keď uskutočnila zá­kon o národnom poistení, ktorý poskytuje bez­platné liečenie, lekára a lieky a v starobe slušnú penziu aj roľníkom.</text:span></text:span></text:p>
        <text:p text:style-name="P8"><text:span text:style-name="CharStyle11"><text:span text:style-name="T6">Nám komunistom ide o urýchlenie všestran­ného hospodárského rozvoja Slovenska, a pre­to usi</text:span></text:span><text:span text:style-name="CharStyle11"><text:span text:style-name="T3">lu</text:span></text:span><text:span text:style-name="CharStyle11"><text:span text:style-name="T6">jeme sa o to, aby sa na Slovensku vy­budovalo čo možno najviac fabrík. Nové fabri­ky dajú slovenským roľníkom viac lepších a</text:span></text:span><text:span text:style-name="CharStyle36"><text:span text:style-name="T6"> </text:span></text:span><text:span text:style-name="CharStyle29"><text:span text:style-name="T6">lacnejších hospodárskych strojov, bez dostatku ktorých zlepšenie poľnohospodárskej výroby v našej dobe nie je možné.</text:span></text:span></text:p>
        <text:p text:style-name="P8"><text:span text:style-name="CharStyle29"><text:span text:style-name="T6">My, komunisti kladieme na spriemyse</text:span></text:span><text:span text:style-name="CharStyle29"><text:span text:style-name="T3">l</text:span></text:span><text:span text:style-name="CharStyle29"><text:span text:style-name="T6">nenie Slovenska veľký dôraz, lebo bez fabrík a bez mechanizácie našej zaostalej poľnohospodár­skej výroby by sa nám nikdy nepodarilo od­strániť biedny život našich horských dedín. Spriemyselnením Slovenska dosiahneme, že ži­votná úroveň slovenského pracujúceho ľudu bu­de taká, ako je životná úroveň českého ľudu, ktorý žije oveľa lepšie, a potom bude ďalej rov­nako stúpať úroveň i českého i slovenského ná­roda.</text:span></text:span></text:p>
        <text:p text:style-name="P8"><text:span text:style-name="CharStyle29"><text:span text:style-name="T6">Spriemyselnenie Slovenska už uskutočňuje­me. V rámci presťahovania priemyslu z českých krajín</text:span></text:span><text:span text:style-name="CharStyle29"><text:span text:style-name="T3">,</text:span></text:span><text:span text:style-name="CharStyle29"><text:span text:style-name="T6"> premiestily sa na Slovensko celé desiat­ky fabrík i jednotlivých továrenských strojov. Budujú sa aj nové fabriky. </text:span></text:span><text:span text:style-name="CharStyle29"><text:span text:style-name="T3">A</text:span></text:span><text:span text:style-name="CharStyle29"><text:span text:style-name="T6"> toto všetko robí sa z iniciatívy komunistov, ktorí ústa</text:span></text:span><text:span text:style-name="CharStyle29"><text:span text:style-name="T5">mi</text:span></text:span><text:span text:style-name="CharStyle29"><text:span text:style-name="T6"> pred­sedu KSS a podpredsedu vlády Viliama Široké­ho žiadali ešte v roku 1937 vládu starej ČSR, aby spriemyseln</text:span></text:span><text:span text:style-name="CharStyle29"><text:span text:style-name="T3">i</text:span></text:span><text:span text:style-name="CharStyle29"><text:span text:style-name="T6">la Slovensko.</text:span></text:span></text:p>
        <text:h text:style-name="P11" text:outline-level="3"><text:span text:style-name="CharStyle22"><text:span text:style-name="T6"/></text:span></text:h>
        <text:h text:style-name="P18" text:outline-level="3"><text:bookmark-start text:name="bookmark14"/><text:span text:style-name="CharStyle22"><text:span text:style-name="T6">Kto sabotoval pozemkovú reformu?</text:span></text:span><text:bookmark-end text:name="bookmark14"/></text:h>
        <text:p text:style-name="P10"><text:span text:style-name="CharStyle15"><text:span text:style-name="T6"/></text:span></text:p>
        <text:p text:style-name="P8"><text:soft-page-break/><text:span text:style-name="CharStyle29"><text:span text:style-name="T6">V západných častiach Republiky sa ešte bo­jovalo a už sa robily prípravy na urýchlené skonfiškovanie a rozparcelovanie nepriateľskej pôdy. Zdôrazňujem, že malo sa to robiť urýchlene a predsa až teraz po troch rokoch môžeme povedať, že na Slovensku sa táto prá­ca chýli ku koncu. (V Čechách už prídelci dáv­no pracujú na svojom.) Poznáme všetci tú smutnú históriu. Na Povereníctve pôdohospo­dárstva sa dostaly roľníckemu ľudu nežičlivé živly, ktoré hatily pozemkovú reformu, ako ke­dysi agrárni páni. Kvetko a po ňom Styk, to bo</text:span></text:span><text:span text:style-name="CharStyle29"><text:span text:style-name="T3">h</text:span></text:span><text:span text:style-name="CharStyle29"><text:span text:style-name="T6"> dvaja patróni nemeckých barónov, maďarských </text:span></text:span><text:span text:style-name="CharStyle29"><text:span text:style-name="T3">g</text:span></text:span><text:span text:style-name="CharStyle29"><text:span text:style-name="T6">rófov a zradcovských veľkostatkárov. Títo dvaja z</text:span></text:span><text:span text:style-name="CharStyle29"><text:span text:style-name="T5">l</text:span></text:span><text:span text:style-name="CharStyle29"><text:span text:style-name="T6">opovestní povereníci na príkaz pan­ského vedenia Demokratickej strany zdržia­vali konfiškáciu, potom hatili delenie konfiško­vanej zeme a sabotovali vydávanie vlastníc­kych výmerov. Zvyškové majetky si netrúfali robiť, lebo tu stálo sjednotené robotníctvo, roľníctvo, ale aj tak Kvetko potajomky pridelil vinohrady a sady rozličným veľkoobchodníkom, fiškálom a svojim panským kamarátom.</text:span></text:span></text:p>
        <text:h text:style-name="P11" text:outline-level="3"><text:span text:style-name="CharStyle22"><text:span text:style-name="T6"/></text:span></text:h>
        <text:h text:style-name="P18" text:outline-level="3"><text:bookmark-start text:name="bookmark16"/><text:span text:style-name="CharStyle22"><text:span text:style-name="T6">Hatili </text:span></text:span><text:span text:style-name="CharStyle22"><text:span text:style-name="T3">Ď</text:span></text:span><text:span text:style-name="CharStyle22"><text:span text:style-name="T6">urišovu roľnícku politiku.</text:span></text:span><text:bookmark-end text:name="bookmark16"/></text:h>
        <text:p text:style-name="P8"><text:span text:style-name="CharStyle29"><text:span text:style-name="T6"/></text:span></text:p>
        <text:p text:style-name="P9"><text:span text:style-name="CharStyle29"><text:span text:style-name="T6">Kvetko, Lettrich a ostatní vodcovia Demo­kratickej strany to boli, ktorí hatili uskutočne­nie známych šiestich roľníckych zákonov roľ­níckeho ministra </text:span></text:span><text:span text:style-name="CharStyle29"><text:span text:style-name="T3">Ď</text:span></text:span><text:span text:style-name="CharStyle29"><text:span text:style-name="T6">uriša. Panské vedenie DS spoločne s protiľudovými zpiatočníckymi čes­kými stranami bojovalo proti spravodlivému zdaneniu milionárov. Vodcovia DS a ich panskí spoločníci prekážali uskutočneniu Hradeckého roľníckeho programu ministra Ďuriša. Oni sa vždy vo vláde a v parlamente stavali proti vše­tkému, čo malo pomôcť pracujúcemu ľudu, le­bo by to zmenšilo bezpracné zisky boháčov. Ne­videli a nechceli vidieť, čo potrebuje a čo chce pracujúci národ, aby sa mu ľahšie žilo.</text:span></text:span></text:p>
        <text:p text:style-name="P8"><text:span text:style-name="CharStyle29"><text:span text:style-name="T6">A predsa napriek zúrivému odporu kapita­listických a statkárskych ochrancov za pomoci komunistov a ich ministra Ďuriša </text:span></text:span><text:span text:style-name="CharStyle29"><text:span text:style-name="T3">s</text:span></text:span><text:span text:style-name="CharStyle29"><text:span text:style-name="T6">i roľníci vy­bojovali svoje zákony, najmä zákon o revízii prvej pozemkovej reformy. Rad-radom sa teraz zaberajú veľkostatky, ktoré vinou vodcov ag­rárnej strany zpod zákona unikly a veľmi ráz­ne sa postupuje so zvyškovými majetkami. Tento osožný zákon dáva roľníctvu státisíce hektárov pôdy a prikazuje, že noví majitelia začnú na nej hospodáriť už v októbri t. r.</text:span></text:span></text:p>
        <text:p text:style-name="P8"><text:span text:style-name="CharStyle11"><text:span text:style-name="T6">Aj ďalšie zo známych šiestich Ďurišových zákonov, prinášajú veľkú úľavu, pomoc a pod­poru malým, stredným, ba aj väčším roľníkom. Je to najmä zákon o zľudovení poľovníctva, zá­kon o rýchlom a lacnom</text:span></text:span><text:span text:style-name="CharStyle11"><text:span text:style-name="T3">,</text:span></text:span><text:span text:style-name="CharStyle11"><text:span text:style-name="T6"> sceľovaní pozemkov, zákon o pomoci </text:span></text:span><text:soft-page-break/><text:span text:style-name="CharStyle11"><text:span text:style-name="T6">roľníkom pri uskutočňovaní dvojročného plánu, tzv. dedičný zákon a zákon o urýchlenom zaknihovaní pridelenej pôdy. Ne­možno v tomto krátkom referáte vyložiť obsah všetkých spomínaných zákonov, ale vy sami ich isto už poznáte, lebo s nimi prichádzate do styku, lebo vám už pomáhajú, ako to chcel minister </text:span></text:span><text:span text:style-name="CharStyle11"><text:span text:style-name="T3">Ď</text:span></text:span><text:span text:style-name="CharStyle11"><text:span text:style-name="T6">uriš a naša nová roľnícka politika.</text:span></text:span></text:p>
        <text:p text:style-name="P8"><text:span text:style-name="CharStyle11"><text:span text:style-name="T6">Spomínal som, že nežičlivci ľudu brojili aj proti Hradeckému programu. Áno, kým boli pri moci, znemožňovali odhlasovanie zákona o konečnej a trvalej úprave vlastníctva pôdy, hoci tento zákon uskutočňuje spravodlivú roľ­nícku požiadavku: „Pôda patrí tým, čo na nej pracujú.“</text:span></text:span></text:p>
        <text:p text:style-name="P10"><text:span text:style-name="CharStyle24"><text:span text:style-name="T6"/></text:span></text:p>
        <text:h text:style-name="P11" text:outline-level="3"><text:bookmark-start text:name="bookmark18"/><text:span text:style-name="CharStyle23"><text:span text:style-name="T6">Reakcia zaútočila na vládu ľudu.</text:span></text:span><text:bookmark-end text:name="bookmark18"/></text:h>
        <text:p text:style-name="P8"><text:span text:style-name="CharStyle11"><text:span text:style-name="T6"/></text:span></text:p>
        <text:p text:style-name="P9"><text:span text:style-name="CharStyle11"><text:span text:style-name="T6">Začiatkom tohto roku bolo zrejmé, že zpiatočníci budú v parlamente a vo vláde sa stavať na odpor tomuto, aj ostatným chystaným zá­konom</text:span></text:span><text:span text:style-name="CharStyle11"><text:span text:style-name="T3">.</text:span></text:span><text:span text:style-name="CharStyle11"><text:span text:style-name="T6"> Vyvolávali spory a krízy, nechceli spo­lupracovať, až 20. februára otvorene zaútočili na vládu ľudu v našej republike. Vystúpili z Národného frontu a z vlády, lebo chceli roz­vrátiť náš ľudovovládny poriadok a všetko ob­rátiť vo svoj prospech, t. j. v prospech kapitalistov, veľkostatkárov a veľkoobchodníkov.</text:span></text:span></text:p>
        <text:p text:style-name="P8"><text:span text:style-name="CharStyle11"><text:span text:style-name="T6">Pracujúci ľud spoznal ich nečisté čierne zá­mery a preto jednotne a svo</text:span></text:span><text:span text:style-name="CharStyle11"><text:span text:style-name="T3">rn</text:span></text:span><text:span text:style-name="CharStyle11"><text:span text:style-name="T6">e žiadal nepri­pustiť rozvratníkov zpät do vlády, aby nemohli kaziť to, čo skutoční zástupcovia ľudu pre osoh národa presadzujú. S takou istou rozhodnos­ťou postavily sa všetky pracujúce s</text:span></text:span><text:span text:style-name="CharStyle11"><text:span text:style-name="T3">l</text:span></text:span><text:span text:style-name="CharStyle11"><text:span text:style-name="T6">ožky českého a slovenského národa </text:span></text:span><text:span text:style-name="CharStyle11"><text:span text:style-name="T3">z</text:span></text:span><text:span text:style-name="CharStyle11"><text:span text:style-name="T6">a novú vládu Kle­menta Gottwalda, za Národný front bez zpi</text:span></text:span><text:span text:style-name="CharStyle11"><text:span text:style-name="T7">a</text:span></text:span><text:span text:style-name="CharStyle11"><text:span text:style-name="T6">točníkov. Hnev ľudu zrútil reakčnú silu a moc a odstránil zo zodpovedných miest ľudí, ktorí statočnú prácu brzdili, pomáhali sprisahancom, sabotérom a šmelinárom a sami protištátne sprisahanie organizovali.</text:span></text:span></text:p>
        <text:p text:style-name="P8"><text:span text:style-name="CharStyle11"><text:span text:style-name="T6">Porážkou reakcie v našom štáte bola posil­nená i vec svetového mieru. Bratstvo slovan­ských národov, ktoré je najmocnejšou oporou svetového mieru sa ešte viac utužuje. Nezvrá­tia ho už nikdy nijakí lettrichovci, zibrínovci, ani fraštackovci, ktorí v záujme svojej moci a v záujme hŕstky kapitalistov rozoštvávali a rozdvojovali slovenský národ. Ich protinárodné a zradcovské ciele nenájdu pomoci ani v Nemecku a Amerike, kam odišli, keď ich rozhor­čený ľud vyhnal z vlády. Mierové sily sveta, ktoré predstavuje pevný bratský sväzok slo­vanských a pokrokových národov na čele so SSSR, sú ďaleko mocnejšie ako všetky intrigy veľkokapitalistov a ich </text:span></text:span><text:soft-page-break/><text:span text:style-name="CharStyle11"><text:span text:style-name="T6">prisluhovačov.</text:span></text:span></text:p>
        <text:p text:style-name="P10"><text:span text:style-name="CharStyle24"><text:span text:style-name="T6"/></text:span></text:p>
        <text:h text:style-name="P11" text:outline-level="3"><text:bookmark-start text:name="bookmark20"/><text:span text:style-name="CharStyle23"><text:span text:style-name="T6">Ľud vo februári zvíťazil — a teraz to už ide.</text:span></text:span><text:bookmark-end text:name="bookmark20"/></text:h>
        <text:p text:style-name="P8"><text:span text:style-name="CharStyle11"><text:span text:style-name="T6"/></text:span></text:p>
        <text:p text:style-name="P9"><text:span text:style-name="CharStyle11"><text:span text:style-name="T6">Každý, kto dobre pozoruje život v Republike, musí priznať, že po februárovom víťazstve ľu­du ide u nás všetko rýchlejšie, ráznejšie a len teraz vidíme, čo všetko sa dá pre dobro národa vykonať, keď na zodpovedných miestach sú ľu­dia, ktorí si dôveru národa zasluhujú, lebo sta­točne smýšľajú a tak aj robia. Pozrime napr. na bývalú baštu reakcionárov na Povereníctve pôdohospodárstva. Len </text:span></text:span><text:span text:style-name="CharStyle11"><text:span text:style-name="T3">č</text:span></text:span><text:span text:style-name="CharStyle11"><text:span text:style-name="T6">o tam prišiel nový po­vereník, komunista Dr. Fa</text:span></text:span><text:span text:style-name="CharStyle11"><text:span text:style-name="T3">lť</text:span></text:span><text:span text:style-name="CharStyle11"><text:span text:style-name="T6">an, všetko sa ra­zom rozhýbalo a teraz môžeme smelo poved</text:span></text:span><text:span text:style-name="CharStyle11"><text:span text:style-name="T5">a</text:span></text:span><text:span text:style-name="CharStyle11"><text:span text:style-name="T6">ť, že za posledné tri mesiace sa vykonalo viac, ako predtým za dva a pol roka. Urýchlene do­končené konfiškácie, schválenie prídelových</text:span></text:span><text:span text:style-name="CharStyle24"><text:span text:style-name="T6"> </text:span></text:span><text:span text:style-name="CharStyle29"><text:span text:style-name="T6">plánov, podpisovanie a vydávanie vlastníckych výmerov, to boly najnaliehavejšie a najťažšie úlohy. K tomu treba pripočítať haldy nevyba­vených, Kvetkom zanedbaných žiadostí, na kto­rých vybavenie roľníctvo čakalo. A povereník Falťan splnil očakávania, ba vykonal ešte viac. Kým Kvetko a Styk vydali takmer za 3 roky len 7.000 vlastníckych výmerov, vydal povere­ník Falťan za niekoľko týždňov do 70.000 tisíc vlastníckych výmerov a už postupne uskutoč­ňuje svoj Nitriansky zveľaďovací program na povznesenie </text:span></text:span><text:span text:style-name="CharStyle29"><text:span text:style-name="T3">slovenskej</text:span></text:span><text:span text:style-name="CharStyle29"><text:span text:style-name="T6"> dediny.</text:span></text:span></text:p>
        <text:h text:style-name="P11" text:outline-level="3"><text:span text:style-name="CharStyle22"><text:span text:style-name="T6"/></text:span></text:h>
        <text:h text:style-name="P18" text:outline-level="3"><text:bookmark-start text:name="bookmark22"/><text:span text:style-name="CharStyle22"><text:span text:style-name="T6">Roľnícke zákony Gottwaldov</text:span></text:span><text:span text:style-name="CharStyle22"><text:span text:style-name="T3">ej</text:span></text:span><text:span text:style-name="CharStyle22"><text:span text:style-name="T6"> vlády obrodeného Národného frontu.</text:span></text:span><text:bookmark-end text:name="bookmark22"/></text:h>
        <text:p text:style-name="P8"><text:span text:style-name="CharStyle29"><text:span text:style-name="T6"/></text:span></text:p>
        <text:p text:style-name="P9"><text:span text:style-name="CharStyle29"><text:span text:style-name="T6">Keď predseda vlády Klement Gottwald pred­stúpil s programovým vyhlásením pred parla­ment, vytýčil tieto hlavné úlohy: dohoniť, čo sa vinou rozvratníckych zpiatočníkov zameška­lo, a zabezpečiť ľudové víťazstvo.</text:span></text:span></text:p>
        <text:p text:style-name="P8"><text:span text:style-name="CharStyle29"><text:span text:style-name="T6">Už prvé pojednávanie vlády a prvé zasadnu­tia obrodeného parlamentu jasne dokázaly, že bez reakcionárov to ide omnoho lepšie.</text:span></text:span></text:p>
        <text:p text:style-name="P8"><text:span text:style-name="CharStyle29"><text:span text:style-name="T6">Na Kvetnú nedeľu odhlasoval parlament celý rad dôležitých zákonov, ktoré v mnohom od zá­kladu premenia a zlepšia život na našej dedine. Je to už spomínaný zákon o trvalej a konečnej úprave vlastníctva pôdy. Odteraz bude pôda skutočne patriť tomu, kto na nej pracuje, lebo štát vykúpi a roľníkom rozdelí ešte tohto roku veľkostatkársku zem nad 50 ha a tiež takzvanú pôdu špekulačnú, na ktore</text:span></text:span><text:span text:style-name="CharStyle29"><text:span text:style-name="T3">j</text:span></text:span><text:span text:style-name="CharStyle29"><text:span text:style-name="T6"> vlastníci sami ne­pracujú, ale ju dávajú do árendy. Pritom zákon veľmi starostlivo dbá, aby sa </text:span></text:span><text:soft-page-break/><text:span text:style-name="CharStyle29"><text:span text:style-name="T6">nevykúpila zem pod 2 ha od robotníkov, úradníkov, živnostní­kov a tiež pôda, ktorá patrí osobám starým</text:span></text:span><text:span text:style-name="CharStyle29"><text:span text:style-name="T3">, </text:span></text:span><text:span text:style-name="CharStyle29"><text:span text:style-name="T6">chorým, práceneschopným a podobne.</text:span></text:span></text:p>
        <text:p text:style-name="P4"><text:span text:style-name="CharStyle29"><text:span text:style-name="T5">Ď</text:span></text:span><text:span text:style-name="CharStyle29"><text:span text:style-name="T6">alší veľmi významný zákon o roľníckej dani značí pre našich roľníkov toľko, že odte­raz väčšina poľnohospodárov nebude platiť vô­bec nijakú daň. Je to nový spravodlivejší da­ňový systém, pritom jednoduchý, takže každý si bude môcť sám vypočítať, koľko bude (alebo či vôbec bude) platiť. Pre zaujímavosť uvá­dzam, že od 8 hektárového majetku v obilninárskej oblasti pri katastrálnom výnose 60 Kčs na 1 ha nebude platiť daň roľník, ktorý má manželku a dve deti. Jednotná roľnícka daň spravodlivo hodnotí roľníkovu prácu a tiež ro­botu roľníckych žien. Treba poznamenať aj to, že nový daňový zákon je platný už aj na rok 1947, o čom sa roľníci presvedčia najneskor­šie 30. júna t. r.</text:span></text:span></text:p>
        <text:p text:style-name="P8"><text:span text:style-name="CharStyle29"><text:span text:style-name="T6">Zákon o lacnej a rýchlej komasácii je so zre­teľom na plánovanie, zvýšenie výrobnosti ne­menej dôležitý a potrebný, lebo ho priam vyža­duje mechanizácia, zavádzanie moderných hos­podárskych strojov, ktoré oslobodzujú roľníka od najťažšej driny.</text:span></text:span></text:p>
        <text:p text:style-name="P8"><text:span text:style-name="CharStyle29"><text:span text:style-name="T6">Aby roľník mohol úspešne podnikať, zveľa­ďovať a zväčšovať svoje gazdovstvo, musí mať poruke výhodný úver. Podľa </text:span></text:span><text:span text:style-name="CharStyle29"><text:span text:style-name="T3">Ď</text:span></text:span><text:span text:style-name="CharStyle29"><text:span text:style-name="T6">urišovho Hradeckého programu vypracovali a odhlasovali zákonodarcovia zákon o lacnom roľníckom úve­re so štátnou zárukou. Nemôže sa už teraz stať, aby riadne hospodáriacemu, svedomitému gaz­dovi predala banka str</text:span></text:span><text:span text:style-name="CharStyle29"><text:span text:style-name="T3">e</text:span></text:span><text:span text:style-name="CharStyle29"><text:span text:style-name="T6">chu nad hlavou, lebo ručiteľom za požičané peniaze je štát a ten vo vážnych prípadoch bude splácať za dlžníka úro­ky, aj istinu.</text:span></text:span></text:p>
        <text:h text:style-name="P11" text:outline-level="3"><text:span text:style-name="CharStyle22"><text:span text:style-name="T6"/></text:span></text:h>
        <text:h text:style-name="P18" text:outline-level="3"><text:bookmark-start text:name="bookmark24"/><text:span text:style-name="CharStyle22"><text:span text:style-name="T6">Národné poistenie.</text:span></text:span><text:bookmark-end text:name="bookmark24"/></text:h>
        <text:p text:style-name="P8"><text:span text:style-name="CharStyle29"><text:span text:style-name="T6"/></text:span></text:p>
        <text:p text:style-name="P9"><text:span text:style-name="CharStyle29"><text:span text:style-name="T6">Zabezpečiť každému pracujúcemu človekovi pokojný život v starobe, lekárske ošetrenie a peňažitú podporu v nemoci, pri úraze, ženám</text:span></text:span><text:span text:style-name="CharStyle24"><text:span text:style-name="T6"> </text:span></text:span><text:span text:style-name="CharStyle11"><text:span text:style-name="T6">pri pôrode a podobne, to </text:span></text:span><text:span text:style-name="CharStyle11"><text:span text:style-name="T7">j</text:span></text:span><text:span text:style-name="CharStyle11"><text:span text:style-name="T3">e</text:span></text:span><text:span text:style-name="CharStyle11"><text:span text:style-name="T6"> poslanie nášho najsociálnejšieho zákona, o národnom poistení. Pre</text:span></text:span><text:span text:style-name="CharStyle11"><text:span text:style-name="T7">s</text:span></text:span><text:span text:style-name="CharStyle11"><text:span text:style-name="T3">t</text:span></text:span><text:span text:style-name="CharStyle11"><text:span text:style-name="T6">ar</text:span></text:span><text:span text:style-name="CharStyle11"><text:span text:style-name="T3">lí</text:span></text:span><text:span text:style-name="CharStyle11"><text:span text:style-name="T6"> roľníci nebudú odkázaní na výmenok, na milosť a na nemilosť dobrých ľudí, dostanú slušnú penziu aj vtedy, keď neboli doteraz vô­bec poistení.</text:span></text:span></text:p>
        <text:p text:style-name="P8"><text:span text:style-name="CharStyle11"><text:span text:style-name="T6">A čo je veľmi dôležité: pri uskutočňovaní všetkých nových zákonov budú spolupracovať ľudové orgány; národné výbory, roľnícke ko­misie a Jednotný sväz slovenských roľníkov. Všade je zabezpečená kontrola a priama účasť ľudu, a to je aj záruka, že všetko</text:span></text:span><text:span text:style-name="CharStyle11"><text:span text:style-name="T3">,</text:span></text:span><text:span text:style-name="CharStyle11"><text:span text:style-name="T6"> sa bude robiť tak, ako to vyžadujú záujmy a potreby pracu­júceho </text:span></text:span><text:soft-page-break/><text:span text:style-name="CharStyle11"><text:span text:style-name="T6">ľudu.</text:span></text:span></text:p>
        <text:p text:style-name="P8"><text:span text:style-name="CharStyle11"><text:span text:style-name="T6">Za to, že nový ľudovodemokratický režim vykonal pre naše roľníctvo toľko, ako nikto nikdy predtým, i naši roľníci odpovedia na uskutočnenie svojich dávnych požiadaviek zvý­šenou dávkovou morálkou, hlavne zvýšením dodávky vajec, mlieka a mäsa.</text:span></text:span></text:p>
        <text:p text:style-name="P8"><text:span text:style-name="CharStyle11"><text:span text:style-name="T6">Vieme, že dávky potravín pre spotrebiteľov nie sú ešte také, aké by mal</text:span></text:span><text:span text:style-name="CharStyle11"><text:span text:style-name="T5">y</text:span></text:span><text:span text:style-name="CharStyle11"><text:span text:style-name="T6"> byť. Zapríčinilo to vlaňajšie katastrofálne sucho. Pred nedo­statkom nás zachránil Sovietsky sväz, ktorý nám dodal 600.000 ton obilia! Teraz ide o to, aby sme opäť mohli byť zásobovaní z domácich zdrojov. Za potraviny, dovážané zo zahraničia, museli sme vyvážať textil, obuv a iné priemy­selné výrobky, ktoré vyrábajú naši robotníci. Keď budeme mať dosť vlastných potravín a keď roľníci budú riadne plniť svoje povinnosti, bude môcť viac priemyselných výrobkov, ktoré vyrobia naši robotníci, dostávať tunajšie oby­vateľstvo, najmä naše roľníctvo.</text:span></text:span></text:p>
        <text:p text:style-name="P8"><text:span text:style-name="CharStyle11"><text:span text:style-name="T6">Naši roľníci dobre vedia, že bez pomoci ro­botníkov nedosiahli by splnenia svojich požia­daviek, a preto ako dobrí hospodári zaistia vý­živu národa, ako to sľúbili i svojmu ministrovi Ďurišovi na svojom snemovaní v Nitre. Vedia</text:span></text:span><text:span text:style-name="CharStyle26"><text:span text:style-name="T6"> </text:span></text:span><text:span text:style-name="CharStyle29"><text:span text:style-name="T6">tiež, že ich obetavosť, ich úsilie o zaistenie vý­živy, ich úsilie o dobré obrobenie pôdy, o svedomitý osev nezostane bez ozveny, že robotníci odpovedia zvýšenou pomocou nášmu vidieku, že urobia všetko, aby urýchlením dodávok hos­podárskych strojov uľahčili roľníkovi drinu na poli a</text:span></text:span><text:span text:style-name="CharStyle29"><text:span text:style-name="T3">tď.</text:span></text:span></text:p>
        <text:h text:style-name="P11" text:outline-level="3"><text:span text:style-name="CharStyle22"><text:span text:style-name="T5"/></text:span></text:h>
        <text:h text:style-name="P18" text:outline-level="3"><text:span text:style-name="CharStyle22"><text:span text:style-name="T5">Č</text:span></text:span><text:bookmark-start text:name="bookmark26"/><text:span text:style-name="CharStyle22"><text:span text:style-name="T6">o zaisťuje ústava.</text:span></text:span><text:bookmark-end text:name="bookmark26"/></text:h>
        <text:p text:style-name="P4"><text:span text:style-name="CharStyle38"><text:span text:style-name="T6"/></text:span></text:p>
        <text:p text:style-name="P6"><text:span text:style-name="CharStyle29"><text:span text:style-name="T6">Donedávna nás strašili s kolchozmi a so</text:span></text:span><text:span text:style-name="CharStyle29"><text:span text:style-name="T7">v</text:span></text:span><text:span text:style-name="CharStyle29"><text:span text:style-name="T6">chozmi, ktoré vraj chystá </text:span></text:span><text:span text:style-name="CharStyle29"><text:span text:style-name="T3">Ď</text:span></text:span><text:span text:style-name="CharStyle29"><text:span text:style-name="T6">uriš a nová roľníc­ka politika. Netreba sa už s takými pletkami a hlúpymi klebetami zapodievať, lebo zpiat</text:span></text:span><text:span text:style-name="CharStyle29"><text:span text:style-name="T7">o</text:span></text:span><text:span text:style-name="CharStyle29"><text:span text:style-name="T6">čníci sa sami usvedčujú z klamstva. Veď Kvetko a jeho veľkostatkárska politika zriaďovala pa</text:span></text:span><text:span text:style-name="CharStyle29"><text:span text:style-name="T7">n</text:span></text:span><text:span text:style-name="CharStyle29"><text:span text:style-name="T6">ské kolchozy (Papánek a spol.) a bol to práve minister </text:span></text:span><text:span text:style-name="CharStyle29"><text:span text:style-name="T7">Ď</text:span></text:span><text:span text:style-name="CharStyle29"><text:span text:style-name="T6">ur</text:span></text:span><text:span text:style-name="CharStyle29"><text:span text:style-name="T5">i</text:span></text:span><text:span text:style-name="CharStyle29"><text:span text:style-name="T6">š a súdr. Falťan, ktorí zlomili ne­spravodlivé počínanie vodcov bývalej Demokra­tickej strany. Všetci sme sa presvedčili, že nová roľnícka politika neberie zem roľníkom</text:span></text:span><text:span text:style-name="CharStyle29"><text:span text:style-name="T3">;</text:span></text:span><text:span text:style-name="CharStyle29"><text:span text:style-name="T6"> ale rozdeľuje medzi nich nespravodlivo nadobud</text:span></text:span><text:span text:style-name="CharStyle29"><text:span text:style-name="T5">u</text:span></text:span><text:span text:style-name="CharStyle29"><text:span text:style-name="T6">nuté veľkostatky, zabezpečuje vlastnícke právo a mojetkovú istotu roľníkov v najzákladnej­šom zákone Republiky, v ústave. Naša nová ústava, ktorú nedávno slávnostne vyhlásili, ochraňuje vlastníctvo pôdy do 50 ha a zaruču­je aj iné občianske práva, ktoré predošlá ústa­va </text:span></text:span><text:soft-page-break/><text:span text:style-name="CharStyle29"><text:span text:style-name="T6">neobsahovala: právo na prácu, na spravod­livú odmenu za vykonanú prácu, rovnakú od­menu za vykonanú prácu pre ženy a mužov, právo na rovnaké vzdelanie občanov atď.</text:span></text:span></text:p>
        <text:p text:style-name="P8"><text:span text:style-name="CharStyle29"><text:span text:style-name="T6">Ústava zaručuje občanom všetky práva a slobody, ktoré sú základom ľudskej slobody vôbec: právo na osobnú a majetkovú slobodu, na užívanie všetkých kultúrnych hodnôt ľud­skej spoločnosti, slobodu náboženstva, právo na ochranu rodiny a detí atď.</text:span></text:span></text:p>
        <text:p text:style-name="P8"><text:span text:style-name="CharStyle29"><text:span text:style-name="T6">Spomenul som, že ústava zaručuje slobodu náboženstva. </text:span></text:span><text:span text:style-name="CharStyle29"><text:span text:style-name="T3">Č</text:span></text:span><text:span text:style-name="CharStyle29"><text:span text:style-name="T6">o sa nepriatelia nášho nového ľudovodemokratického režimu navymýšľali cigánstiev práve v tomto ohľade! A hľa, v novej ústave je doslovne uvedené, že „každý má prá­vo vyznávať súkromne i verejne akúkoľvek ná­boženskú vieru“ a že „všetky náboženské vy­znania sú si rovné pred zákonom“.</text:span></text:span></text:p>
        <text:p text:style-name="P8"><text:span text:style-name="CharStyle29"><text:span text:style-name="T6">V minulosti, keď u nás vládli kapitalisti a veľkostatkári, zámerne vyvolávali nedorozu­menie medzi českým a slovenským národom. Dnes, keď u nás vládne pracujúci ľud, všetky nedorozumenia padl</text:span></text:span><text:span text:style-name="CharStyle29"><text:span text:style-name="T5">y</text:span></text:span><text:span text:style-name="CharStyle29"><text:span text:style-name="T6">. A bratský pomer Čechov a Slovákov vystihuje aj naša ústava, ktorá ro­bí úplný koniec škriepkam o tom, či Slováci sú alebo nie sú samobytným národom. Podľa no­vej ústavy je slovenský národ úplne rovnopráv­ny s národom českým vo všetkých oblastiach života, t. j. národne, politicky, hospodársky, sociálne i kultúrne. Predstaviteľom samobyt­nosti nášho národa sú slovenské národné orgá­ny — Slovenská národná rada a Sbor povereníkov — prostredníctvom ktorých si podľa ústavy svoje domáce veci spravujeme sami. No, ľudovodemokratická ústava sa neuspoko­juje len s proklamovaním rovnoprávnosti na papieri, ale doslovne hovorí, že „všetky štátne orgány zabezpečujú v duchu ľudovej demo­kracie rovnoprávnosť Čechov a Slovákov na­jmä tým, že usilujú sa o to, aby sa vytváraly rovnako priaznivé podmienky pre hospodársky, kultúrny a sociálny život obidvoch národov“.</text:span></text:span></text:p>
        <text:p text:style-name="P8"><text:span text:style-name="CharStyle29"><text:span text:style-name="T6">Podľa zákona o jednotnej škole teraz už ne­budú chodiť do vyšších škôl len deti zámož­ných rodičov, ale do školy druhého stupňa, te­da do nižšej strednej školy budú chodiť všetky deti bez rozdielu. A do vyšších škôl sa budú potom vyberať študenti nie podľa kabáta, ale podľa schopností. To pomôže naozaj zvýšiť kultú</text:span></text:span><text:span text:style-name="CharStyle29"><text:span text:style-name="T7">rn</text:span></text:span><text:span text:style-name="CharStyle29"><text:span text:style-name="T6">u úroveň </text:span></text:span><text:span text:style-name="CharStyle11"><text:span text:style-name="T6">nášho národa a vychová </text:span></text:span><text:span text:style-name="CharStyle29"><text:span text:style-name="T6">nám </text:span></text:span><text:span text:style-name="CharStyle11"><text:span text:style-name="T6">ta­</text:span></text:span><text:span text:style-name="CharStyle29"><text:span text:style-name="T6">kú </text:span></text:span><text:span text:style-name="CharStyle11"><text:span text:style-name="T6">inteligenciu, </text:span></text:span><text:span text:style-name="CharStyle29"><text:span text:style-name="T6">ktorá </text:span></text:span><text:span text:style-name="CharStyle11"><text:span text:style-name="T6">vždy a </text:span></text:span><text:span text:style-name="CharStyle29"><text:span text:style-name="T6">za </text:span></text:span><text:span text:style-name="CharStyle11"><text:span text:style-name="T6">každých okol­nost</text:span></text:span><text:span text:style-name="CharStyle11"><text:span text:style-name="T3">í</text:span></text:span><text:span text:style-name="CharStyle11"><text:span text:style-name="T6"> pôjde s pracujúcim ľudom, s </text:span></text:span><text:span text:style-name="CharStyle29"><text:span text:style-name="T6">ktorým </text:span></text:span><text:span text:style-name="CharStyle11"><text:span text:style-name="T6">ide národu verná a národne smýšľajúca inteligen­cia aj dnes.</text:span></text:span></text:p>
        <text:h text:style-name="P11" text:outline-level="3"><text:soft-page-break/><text:span text:style-name="CharStyle22"><text:span text:style-name="T6"/></text:span></text:h>
        <text:h text:style-name="P18" text:outline-level="3"><text:bookmark-start text:name="bookmark28"/><text:span text:style-name="CharStyle22"><text:span text:style-name="T6">Jednotne do volieb </text:span></text:span><text:span text:style-name="CharStyle22"><text:span text:style-name="T3">—</text:span></text:span><text:span text:style-name="CharStyle22"><text:span text:style-name="T6"> za </text:span></text:span><text:span text:style-name="CharStyle23"><text:span text:style-name="T6">vládu </text:span></text:span><text:span text:style-name="CharStyle22"><text:span text:style-name="T6">ľudu, </text:span></text:span><text:span text:style-name="CharStyle23"><text:span text:style-name="T6">za </text:span></text:span><text:span text:style-name="CharStyle22"><text:span text:style-name="T6">Republiku.</text:span></text:span><text:bookmark-end text:name="bookmark28"/></text:h>
        <text:p text:style-name="P8"><text:span text:style-name="CharStyle11"><text:span text:style-name="T6"/></text:span></text:p>
        <text:p text:style-name="P9"><text:span text:style-name="CharStyle11"><text:span text:style-name="T6">Už na začiatku som povedal, že voľakedy sa na panských predvolebných shromaždeniach iba štvalo, nadávalo a sľubovalo. Okrem toho neobmedzení mocipáni narobili vždy celý rad strán a straničiek, aby rozbili jednotu národa a jednotu pracujúceho ľudu. Dnes obidvoje, t. j. ako štvanie, tak rozcapartenosť, patrí minu­losti. Dnes už medzi nami niet ľudí, ktorí by mohli na predvolebných shromaždeniach štvať a ktorí by mohli opäť rozbíjať náš národ. Niet ich tu vďaka jednotnému vystúpeniu nášho ľu­du na obranu ľudovodemokratických poriad­kov vo februári 1948.</text:span></text:span></text:p>
        <text:p text:style-name="P8"><text:span text:style-name="CharStyle11"><text:span text:style-name="T6">Áno, vo februári vystúpil náš ľud v takej nádhernej jednote, aká bola v našej minulosti dosiaľ zriedkavosťou. Táto jednota všetkých pracujúcich umožnila nielen smiesť </text:span></text:span><text:span text:style-name="CharStyle11"><text:span text:style-name="T3">s</text:span></text:span><text:span text:style-name="CharStyle11"><text:span text:style-name="T6"> naš</text:span></text:span><text:span text:style-name="CharStyle11"><text:span text:style-name="T3">ej</text:span></text:span><text:span text:style-name="CharStyle11"><text:span text:style-name="T6"> cesty všetkých rozvratníkov, ale umožnila a umožňuje nám ešte rýchlejšie kráčať vpred, ešte rýchlejšie pracovať na povznášaní hospodárskej, sociál­nej a kultúrnej úrovne nášho národa.</text:span></text:span></text:p>
        <text:p text:style-name="P8"><text:span text:style-name="CharStyle11"><text:span text:style-name="T6">Vďaka tejto jednote vykročili sme ešte rezkejším krokom na našej ceste k socializmu. Nová roľnícka politika, reprezentovaná prísluš­níkom našej strany, s. </text:span></text:span><text:span text:style-name="CharStyle11"><text:span text:style-name="T5">Ď</text:span></text:span><text:span text:style-name="CharStyle11"><text:span text:style-name="T6">uri</text:span></text:span><text:span text:style-name="CharStyle11"><text:span text:style-name="T3">š</text:span></text:span><text:span text:style-name="CharStyle11"><text:span text:style-name="T6">om, prinesie ešte veľa vecí, ktoré ešte viac zlepšia postavenie a život našich roľníkov.</text:span></text:span></text:p>
        <text:p text:style-name="P8"><text:span text:style-name="CharStyle11"><text:span text:style-name="T6">Treba len, aby táto jednota nášho ľudu bola ešte viac upevnená. Krásne prvomájové mani­festácie boly dôkazom, že táto jednota sa skutočne upevňuje. Nech je toto upevnenie koru­nované manifestačným hlasovaním pre jednot­nú kandidátku obrodeného Národného frontu.</text:span></text:span></text:p>
        <text:p text:style-name="P8"><text:span text:style-name="CharStyle11"><text:span text:style-name="T6">Jednotne sme zvíťazili nad škodcami národa a Republiky vo februári</text:span></text:span><text:span text:style-name="CharStyle11"><text:span text:style-name="T3">,</text:span></text:span><text:span text:style-name="CharStyle11"><text:span text:style-name="T6"> jednotne sme mani­festovali na </text:span></text:span><text:span text:style-name="CharStyle29"><text:span text:style-name="T6">1. </text:span></text:span><text:span text:style-name="CharStyle11"><text:span text:style-name="T6">mája t. r., jednotne pôjdeme do volieb.</text:span></text:span></text:p>
        <text:p text:style-name="P8"><text:span text:style-name="CharStyle11"><text:span text:style-name="T6">Odovzdaním jednotnej kandidátky Národné­ho frontu vyjadríme svoj vďak za všetko, čo pre ná</text:span></text:span><text:span text:style-name="CharStyle11"><text:span text:style-name="T3">s</text:span></text:span><text:span text:style-name="CharStyle11"><text:span text:style-name="T6"> dosiaľ ľudovodemokratický režim vy­konal.</text:span></text:span></text:p>
        <text:p text:style-name="P8"><text:span text:style-name="CharStyle11"><text:span text:style-name="T6">Nechceme, aby sa u nás vrátily také poriad­ky, v ktorých vládli kapitalisti a veľkostatkári, v ktorých zúrila nezamestnanosť, v ktorých bo</text:span></text:span><text:span text:style-name="CharStyle11"><text:span text:style-name="T3">l </text:span></text:span><text:span text:style-name="CharStyle11"><text:span text:style-name="T6">zbedačovaný náš roľnícky ľud — a pret</text:span></text:span><text:span text:style-name="CharStyle11"><text:span text:style-name="T3">o</text:span></text:span><text:span text:style-name="CharStyle11"><text:span text:style-name="T6"> volí­me jednotnú kandidátku Národného frontu.</text:span></text:span></text:p>
        <text:p text:style-name="P8"><text:span text:style-name="CharStyle11"><text:span text:style-name="T6">Chceme, aby boly pevne zabezpečené všetky vymoženosti Slovenského národného povstania, všetky vymoženosti našej národnej a demokra­tickej revolúcie </text:span></text:span><text:soft-page-break/><text:span text:style-name="CharStyle11"><text:span text:style-name="T6">— a preto volíme jednotnú kandidátku Národného frontu.</text:span></text:span></text:p>
        <text:p text:style-name="P8"><text:span text:style-name="CharStyle11"><text:span text:style-name="T6">Chceme, aby naša Republika bola naozaj pevným ohnivkom v reťazi všetkých mierumi­lovných národov sveta, chceme, aby sme bol</text:span></text:span><text:span text:style-name="CharStyle11"><text:span text:style-name="T7">i</text:span></text:span><text:span text:style-name="CharStyle11"><text:span text:style-name="T3"> </text:span></text:span><text:span text:style-name="CharStyle11"><text:span text:style-name="T6">čo najpevnejšími spojencami Sovietskeho sväzu a ostatných slovanských krají</text:span></text:span><text:span text:style-name="CharStyle11"><text:span text:style-name="T3">n</text:span></text:span><text:span text:style-name="CharStyle11"><text:span text:style-name="T6">; chceme, aby bol upevnený a trval</text:span></text:span><text:span text:style-name="CharStyle11"><text:span text:style-name="T5">e</text:span></text:span><text:span text:style-name="CharStyle11"><text:span text:style-name="T6"> zabezpečený svetový mier — a preto volíme jednotnú kandidátku Ná­rodného frontu</text:span></text:span><text:span text:style-name="CharStyle11"><text:span text:style-name="T3">!</text:span></text:span></text:p>
        <text:p text:style-name="P8"><text:span text:style-name="CharStyle11"><text:span text:style-name="T6">V jednote je naša nepremožiteľná sila. Nuž nech žije jednotná kandidátka obrodeného Ná­rodného frontu!</text:span></text:span></text:p>
        <text:p text:style-name="P8"><text:span text:style-name="CharStyle11"><text:span text:style-name="T6">Nech žije naša ľudovo-demokratická Česko­slovenská republika!</text:span></text:span></text:p>
        <text:p text:style-name="P8"><text:span text:style-name="CharStyle11"><text:span text:style-name="T6">(Táto osnova slúži len za základ. Referent si pripravenú reč upraví a skráti alebo doplní po­dľa osobitných pomerov toho-ktorého kraja a podľa záujmu poslucháčov.)</text:span></text:span></text:p>
        <text:p text:style-name="P21"><text:span text:style-name="CharStyle30"><text:span text:style-name="T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style:page-number="auto" fo:background-color="transparent"/>
    </style:style>
    <style:style style:name="Základný_20_text_20__28_3_29_" style:display-name="Základný text (3)"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635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635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9" style:family="text" style:parent-style-name="DefaultFontStyle"/>
    <style:style style:name="CharStyle11" style:family="text" style:parent-style-name="DefaultFontStyle"/>
    <style:style style:name="CharStyle12" style:family="text" style:parent-style-name="CharStyle11">
      <style:text-properties fo:color="#000000" fo:language="sk" fo:country="SK" style:language-asian="sk" style:country-asian="SK" style:language-complex="sk" style:country-complex="SK"/>
    </style:style>
    <style:style style:name="CharStyle13" style:family="text" style:parent-style-name="CharStyle11">
      <style:text-properties fo:color="#000000" fo:language="sk" fo:country="SK" style:language-asian="sk" style:country-asian="SK" style:language-complex="sk" style:country-complex="SK"/>
    </style:style>
    <style:style style:name="CharStyle15" style:family="text" style:parent-style-name="DefaultFontStyle"/>
    <style:style style:name="CharStyle16" style:family="text" style:parent-style-name="CharStyle15">
      <style:text-properties fo:color="#000000" fo:language="sk" fo:country="SK" style:language-asian="sk" style:country-asian="SK" style:language-complex="sk" style:country-complex="SK"/>
    </style:style>
    <style:style style:name="CharStyle17" style:family="text" style:parent-style-name="CharStyle15">
      <style:text-properties fo:color="#000000" fo:language="sk" fo:country="SK" style:language-asian="sk" style:country-asian="SK" style:language-complex="sk" style:country-complex="SK"/>
    </style:style>
    <style:style style:name="CharStyle19" style:family="text" style:parent-style-name="DefaultFontStyle"/>
    <style:style style:name="CharStyle20" style:family="text" style:parent-style-name="CharStyle19">
      <style:text-properties fo:color="#000000" fo:language="sk" fo:country="SK" style:language-asian="sk" style:country-asian="SK" style:language-complex="sk" style:country-complex="SK"/>
    </style:style>
    <style:style style:name="CharStyle22" style:family="text" style:parent-style-name="DefaultFontStyle"/>
    <style:style style:name="CharStyle23" style:family="text" style:parent-style-name="CharStyle22">
      <style:text-properties fo:color="#000000" fo:language="sk" fo:country="SK" style:language-asian="sk" style:country-asian="SK" style:language-complex="sk" style:country-complex="SK"/>
    </style:style>
    <style:style style:name="CharStyle24" style:family="text" style:parent-style-name="CharStyle15">
      <style:text-properties fo:color="#000000" fo:language="sk" fo:country="SK" style:language-asian="sk" style:country-asian="SK" style:language-complex="sk" style:country-complex="SK"/>
    </style:style>
    <style:style style:name="CharStyle26" style:family="text" style:parent-style-name="DefaultFontStyle"/>
    <style:style style:name="CharStyle27" style:family="text" style:parent-style-name="CharStyle26">
      <style:text-properties fo:color="#000000" fo:language="sk" fo:country="SK" style:language-asian="sk" style:country-asian="SK" style:language-complex="sk" style:country-complex="SK"/>
    </style:style>
    <style:style style:name="CharStyle28" style:family="text" style:parent-style-name="CharStyle19">
      <style:text-properties fo:color="#000000" fo:language="sk" fo:country="SK" style:language-asian="sk" style:country-asian="SK" style:language-complex="sk" style:country-complex="SK"/>
    </style:style>
    <style:style style:name="CharStyle29" style:family="text" style:parent-style-name="CharStyle11">
      <style:text-properties fo:color="#000000" fo:language="sk" fo:country="SK" style:language-asian="sk" style:country-asian="SK" style:language-complex="sk" style:country-complex="SK"/>
    </style:style>
    <style:style style:name="CharStyle30" style:family="text" style:parent-style-name="CharStyle26">
      <style:text-properties fo:color="#000000" fo:language="sk" fo:country="SK" style:language-asian="sk" style:country-asian="SK" style:language-complex="sk" style:country-complex="SK"/>
    </style:style>
    <style:style style:name="CharStyle31" style:family="text" style:parent-style-name="CharStyle19">
      <style:text-properties fo:color="#000000" fo:language="sk" fo:country="SK" style:language-asian="sk" style:country-asian="SK" style:language-complex="sk" style:country-complex="SK"/>
    </style:style>
    <style:style style:name="CharStyle32" style:family="text" style:parent-style-name="CharStyle11">
      <style:text-properties fo:color="#000000" fo:language="sk" fo:country="SK" style:language-asian="sk" style:country-asian="SK" style:language-complex="sk" style:country-complex="SK"/>
    </style:style>
    <style:style style:name="CharStyle34" style:family="text" style:parent-style-name="DefaultFontStyle"/>
    <style:style style:name="CharStyle36" style:family="text" style:parent-style-name="DefaultFontStyle"/>
    <style:style style:name="CharStyle37" style:family="text" style:parent-style-name="CharStyle11">
      <style:text-properties fo:color="#000000" fo:language="sk" fo:country="SK" style:language-asian="sk" style:country-asian="SK" style:language-complex="sk" style:country-complex="SK"/>
    </style:style>
    <style:style style:name="CharStyle38" style:family="text" style:parent-style-name="CharStyle11">
      <style:text-properties fo:color="#000000" fo:language="sk" fo:country="SK" style:language-asian="sk" style:country-asian="SK" style:language-complex="sk" style:country-complex="SK"/>
    </style:style>
    <style:style style:name="CharStyle39" style:family="text" style:parent-style-name="CharStyle11">
      <style:text-properties fo:color="#000000" fo:language="sk" fo:country="SK" style:language-asian="sk" style:country-asian="SK" style:language-complex="sk" style:country-complex="SK"/>
    </style:style>
    <style:style style:name="CharStyle40" style:family="text" style:parent-style-name="CharStyle11">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1-16T21:16:41.257000000</dc:date>
    <meta:editing-duration>PT5M47S</meta:editing-duration>
    <meta:editing-cycles>2</meta:editing-cycles>
    <meta:generator>LibreOffice/5.4.2.2$Windows_x86 LibreOffice_project/22b09f6418e8c2d508a9eaf86b2399209b0990f4</meta:generator>
    <meta:document-statistic meta:table-count="0" meta:image-count="0" meta:object-count="0" meta:page-count="12" meta:paragraph-count="68" meta:word-count="3584" meta:character-count="24948" meta:non-whitespace-character-count="21423"/>
  </office:meta>
</office:document-meta>
</file>